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ální" style:master-page-name="MP0" style:family="paragraph">
      <style:paragraph-properties fo:break-before="page"/>
    </style:style>
    <style:style style:name="P2" style:parent-style-name="Normální" style:family="paragraph">
      <style:text-properties fo:language="en" fo:country="US"/>
    </style:style>
    <style:style style:name="P3" style:parent-style-name="Normální" style:family="paragraph">
      <style:text-properties fo:language="en" fo:country="US"/>
    </style:style>
    <style:style style:name="T4" style:parent-style-name="Standardnípísmoodstavce" style:family="text">
      <style:text-properties fo:language="en" fo:country="US"/>
    </style:style>
    <style:style style:name="T5" style:parent-style-name="Standardnípísmoodstavce" style:family="text">
      <style:text-properties fo:language="en" fo:country="US"/>
    </style:style>
    <style:style style:name="T6" style:parent-style-name="Standardnípísmoodstavce" style:family="text">
      <style:text-properties fo:language="en" fo:country="US"/>
    </style:style>
    <style:style style:name="T7" style:parent-style-name="Standardnípísmoodstavce" style:family="text">
      <style:text-properties fo:language="en" fo:country="US"/>
    </style:style>
    <style:style style:name="T8" style:parent-style-name="myCode" style:family="text">
      <style:text-properties fo:language="en" fo:country="US"/>
    </style:style>
    <style:style style:name="T9" style:parent-style-name="Standardnípísmoodstavce" style:family="text">
      <style:text-properties fo:language="en" fo:country="US"/>
    </style:style>
    <style:style style:name="T10" style:parent-style-name="Standardnípísmoodstavce" style:family="text">
      <style:text-properties fo:language="en" fo:country="US"/>
    </style:style>
    <style:style style:name="T11" style:parent-style-name="Standardnípísmoodstavce" style:family="text">
      <style:text-properties fo:language="en" fo:country="US"/>
    </style:style>
    <style:style style:name="T12" style:parent-style-name="Standardnípísmoodstavce" style:family="text">
      <style:text-properties fo:language="en" fo:country="US"/>
    </style:style>
    <style:style style:name="T13" style:parent-style-name="Standardnípísmoodstavce" style:family="text">
      <style:text-properties fo:language="en" fo:country="US"/>
    </style:style>
    <style:style style:name="T14" style:parent-style-name="Standardnípísmoodstavce" style:family="text">
      <style:text-properties fo:language="en" fo:country="US"/>
    </style:style>
    <style:style style:name="T15" style:parent-style-name="Standardnípísmoodstavce" style:family="text">
      <style:text-properties fo:language="en" fo:country="US"/>
    </style:style>
    <style:style style:name="T16" style:parent-style-name="myCode" style:family="text">
      <style:text-properties fo:language="en" fo:country="US"/>
    </style:style>
    <style:style style:name="T17" style:parent-style-name="Standardnípísmoodstavce" style:family="text">
      <style:text-properties fo:language="en" fo:country="US"/>
    </style:style>
    <style:style style:name="T18" style:parent-style-name="Standardnípísmoodstavce" style:family="text">
      <style:text-properties fo:language="en" fo:country="US"/>
    </style:style>
    <style:style style:name="T19" style:parent-style-name="myCode" style:family="text">
      <style:text-properties fo:language="en" fo:country="US"/>
    </style:style>
    <style:style style:name="T20" style:parent-style-name="Standardnípísmoodstavce" style:family="text">
      <style:text-properties fo:language="en" fo:country="US"/>
    </style:style>
    <style:style style:name="T21" style:parent-style-name="Standardnípísmoodstavce" style:family="text">
      <style:text-properties fo:language="en" fo:country="US"/>
    </style:style>
    <style:style style:name="T22" style:parent-style-name="Standardnípísmoodstavce" style:family="text">
      <style:text-properties fo:language="en" fo:country="US"/>
    </style:style>
    <style:style style:name="T23" style:parent-style-name="Standardnípísmoodstavce" style:family="text">
      <style:text-properties fo:language="en" fo:country="US"/>
    </style:style>
    <style:style style:name="T24" style:parent-style-name="Standardnípísmoodstavce" style:family="text">
      <style:text-properties fo:language="en" fo:country="US"/>
    </style:style>
    <style:style style:name="T25" style:parent-style-name="Standardnípísmoodstavce" style:family="text">
      <style:text-properties fo:language="en" fo:country="US"/>
    </style:style>
    <style:style style:name="T26" style:parent-style-name="Standardnípísmoodstavce" style:family="text">
      <style:text-properties fo:language="en" fo:country="US"/>
    </style:style>
    <style:style style:name="T27" style:parent-style-name="Standardnípísmoodstavce" style:family="text">
      <style:text-properties fo:language="en" fo:country="US"/>
    </style:style>
    <style:style style:name="T28" style:parent-style-name="Standardnípísmoodstavce" style:family="text">
      <style:text-properties fo:language="en" fo:country="US"/>
    </style:style>
    <style:style style:name="T29" style:parent-style-name="Standardnípísmoodstavce" style:family="text">
      <style:text-properties fo:language="en" fo:country="US"/>
    </style:style>
    <style:style style:name="T30" style:parent-style-name="myCode" style:family="text">
      <style:text-properties fo:language="en" fo:country="US"/>
    </style:style>
    <style:style style:name="T31" style:parent-style-name="Standardnípísmoodstavce" style:family="text">
      <style:text-properties fo:language="en" fo:country="US"/>
    </style:style>
    <style:style style:name="T32" style:parent-style-name="Standardnípísmoodstavce" style:family="text">
      <style:text-properties fo:language="en" fo:country="US"/>
    </style:style>
    <style:style style:name="T33" style:parent-style-name="Standardnípísmoodstavce" style:family="text">
      <style:text-properties fo:language="en" fo:country="US"/>
    </style:style>
    <style:style style:name="T34" style:parent-style-name="Standardnípísmoodstavce" style:family="text">
      <style:text-properties fo:language="en" fo:country="US"/>
    </style:style>
    <style:style style:name="T35" style:parent-style-name="Standardnípísmoodstavce" style:family="text">
      <style:text-properties fo:language="en" fo:country="US"/>
    </style:style>
    <style:style style:name="T36" style:parent-style-name="Standardnípísmoodstavce" style:family="text">
      <style:text-properties fo:language="en" fo:country="US"/>
    </style:style>
    <style:style style:name="T37" style:parent-style-name="myCode" style:family="text">
      <style:text-properties fo:language="en" fo:country="US"/>
    </style:style>
    <style:style style:name="T38" style:parent-style-name="Standardnípísmoodstavce" style:family="text">
      <style:text-properties fo:language="en" fo:country="US"/>
    </style:style>
    <style:style style:name="T39" style:parent-style-name="Standardnípísmoodstavce" style:family="text">
      <style:text-properties fo:language="en" fo:country="US"/>
    </style:style>
    <style:style style:name="T40" style:parent-style-name="Standardnípísmoodstavce" style:family="text">
      <style:text-properties fo:language="en" fo:country="US"/>
    </style:style>
    <style:style style:name="T41" style:parent-style-name="Standardnípísmoodstavce" style:family="text">
      <style:text-properties fo:language="en" fo:country="US"/>
    </style:style>
    <style:style style:name="T42" style:parent-style-name="Standardnípísmoodstavce" style:family="text">
      <style:text-properties fo:language="en" fo:country="US"/>
    </style:style>
    <style:style style:name="T43" style:parent-style-name="Standardnípísmoodstavce" style:family="text">
      <style:text-properties fo:language="en" fo:country="US"/>
    </style:style>
    <style:style style:name="T44" style:parent-style-name="myCode" style:family="text">
      <style:text-properties fo:language="en" fo:country="US"/>
    </style:style>
    <style:style style:name="T45" style:parent-style-name="Standardnípísmoodstavce" style:family="text">
      <style:text-properties fo:language="en" fo:country="US"/>
    </style:style>
    <style:style style:name="T46" style:parent-style-name="Standardnípísmoodstavce" style:family="text">
      <style:text-properties fo:language="en" fo:country="US"/>
    </style:style>
    <style:style style:name="T47" style:parent-style-name="myCode" style:family="text">
      <style:text-properties fo:language="en" fo:country="US"/>
    </style:style>
    <style:style style:name="T48" style:parent-style-name="Standardnípísmoodstavce" style:family="text">
      <style:text-properties fo:language="en" fo:country="US"/>
    </style:style>
    <style:style style:name="T49" style:parent-style-name="Standardnípísmoodstavce" style:family="text">
      <style:text-properties fo:language="en" fo:country="US"/>
    </style:style>
    <style:style style:name="T50" style:parent-style-name="Standardnípísmoodstavce" style:family="text">
      <style:text-properties fo:language="en" fo:country="US"/>
    </style:style>
    <style:style style:name="T51" style:parent-style-name="Standardnípísmoodstavce" style:family="text">
      <style:text-properties fo:language="en" fo:country="US"/>
    </style:style>
    <style:style style:name="T52" style:parent-style-name="Standardnípísmoodstavce" style:family="text">
      <style:text-properties fo:language="en" fo:country="US"/>
    </style:style>
    <style:style style:name="T53" style:parent-style-name="Standardnípísmoodstavce" style:family="text">
      <style:text-properties fo:language="en" fo:country="US"/>
    </style:style>
    <style:style style:name="T54" style:parent-style-name="Standardnípísmoodstavce" style:family="text">
      <style:text-properties fo:language="en" fo:country="US"/>
    </style:style>
    <style:style style:name="T55" style:parent-style-name="Standardnípísmoodstavce" style:family="text">
      <style:text-properties fo:language="en" fo:country="US"/>
    </style:style>
    <style:style style:name="T56" style:parent-style-name="Standardnípísmoodstavce" style:family="text">
      <style:text-properties fo:language="en" fo:country="US"/>
    </style:style>
    <style:style style:name="T57" style:parent-style-name="Standardnípísmoodstavce" style:family="text">
      <style:text-properties fo:language="en" fo:country="US"/>
    </style:style>
    <style:style style:name="T58" style:parent-style-name="Standardnípísmoodstavce" style:family="text">
      <style:text-properties fo:language="en" fo:country="US"/>
    </style:style>
    <style:style style:name="T59" style:parent-style-name="Standardnípísmoodstavce" style:family="text">
      <style:text-properties fo:language="en" fo:country="US"/>
    </style:style>
    <style:style style:name="T60" style:parent-style-name="Standardnípísmoodstavce" style:family="text">
      <style:text-properties fo:language="en" fo:country="US"/>
    </style:style>
    <style:style style:name="T61" style:parent-style-name="Standardnípísmoodstavce" style:family="text">
      <style:text-properties fo:language="en" fo:country="US"/>
    </style:style>
    <style:style style:name="T62" style:parent-style-name="Standardnípísmoodstavce" style:family="text">
      <style:text-properties fo:language="en" fo:country="US"/>
    </style:style>
    <style:style style:name="T63" style:parent-style-name="Standardnípísmoodstavce" style:family="text">
      <style:text-properties fo:language="en" fo:country="US"/>
    </style:style>
    <style:style style:name="P64" style:parent-style-name="Normální" style:family="paragraph">
      <style:text-properties fo:language="en" fo:country="US"/>
    </style:style>
    <style:style style:name="P65" style:parent-style-name="Normální" style:family="paragraph">
      <style:text-properties fo:language="en" fo:country="US"/>
    </style:style>
    <style:style style:name="P66" style:parent-style-name="Normální" style:family="paragraph">
      <style:text-properties fo:language="en" fo:country="US"/>
    </style:style>
    <style:style style:name="P67" style:parent-style-name="Normální" style:family="paragraph">
      <style:text-properties fo:language="en" fo:country="US"/>
    </style:style>
    <style:style style:name="P68" style:parent-style-name="Normální" style:family="paragraph">
      <style:text-properties fo:language="en" fo:country="US"/>
    </style:style>
  </office:automatic-styles>
  <office:body>
    <office:text text:use-soft-page-breaks="true">
      <text:p text:style-name="P1">Model tobogánu je tvořen třemi úrovněmi detailů (plus prázdný uzel), které jsou aplikovány v závislosti na vzdálenosti avatara od modelu.</text:p>
      <text:p text:style-name="Normální">Ve vzdálenosti do 40 m je použit nejpropracovanější model. Jeho hlavní část, skluzavka, je vyrobena uzlem<text:s/><text:span text:style-name="myCode">Extrusion</text:span><text:s/>- 2D tvar písmene U je proveden po spirále s poloměrem 3 m. Barva skluzavky je pak dána parametrem<text:s/><text:span text:style-name="myCode">barvatela</text:span>, který lze zvenčí zvolit.<text:s/>Oporou skluzavky je centrální sloup (uzel<text:s/><text:span text:style-name="myCode">Box</text:span>), spojeny jsou potom lany (uzly<text:s/><text:span text:style-name="myCode">IndexedLineSet</text:span>). Na vrcholu sloupu se vyjímá vlajka, jejíž hlavní účel krom dekorace spočívá v možnosti rotovat – užití<text:s/><text:span text:style-name="myCode">CylinderSensoru</text:span>.</text:p>
      <text:p text:style-name="Normální">Model dále zahrnuje věž s výtahem. Její zdi byly vytvořeny neprimitivem<text:s/><text:span text:style-name="myCode">IndexedFaceSet</text:span><text:s/>tak, aby každá stěna mohla mít jinou barvu, či texturu (např. právě přední strana).<text:s/>Vrchol věže je kryt střechou. Její výška může být avatarem v mezích měněna, tuto vlastnost jsem realizoval<text:s/><text:span text:style-name="myCode">PlaneSensorem</text:span>.<text:s/>Výtah<text:s/>při pohybu vydává<text:s/>zvuk a mění<text:s/>svoji barvu.</text:p>
      <text:p text:style-name="Normální">Hlavním ovládacím prvkem je, před vchodem umístěná, detonační skříňka.<text:s/><text:span text:style-name="myCode">Scriptem</text:span><text:s/>zastavuje<text:s/>nebo spouští<text:s/>chod stroje – všechny animace jsou zastaveny, nejlépe je to potom vidět na rotující animaci „stroj v chodu“ umístěné na levé venkovní straně.</text:p>
      <text:p text:style-name="Normální">Pokud se avatar vyskytuje 40 – 70 m od modelu, dojde ke zjednodušení skluzavky, celou věž nahradí barevný kvádr bez textur a žádné animace už nebudou k dispozici. Od 70 do 120m celý model reprezentuje jen kvádr věže a 2D tvar simulující skluzavku na rotujícím<text:s/><text:span text:style-name="myCode">Billboardu</text:span>. Od 120m reprezentuje model prázdný uzel<text:s/><text:span text:style-name="myCode">Group</text:span>.</text:p>
      <text:p text:style-name="Normální"/>
      <text:p text:style-name="P2">----English doc---------</text:p>
      <text:p text:style-name="P3">The toboggan model comprises of 3 levels of detail (not counting the last empty node).<text:s/>They<text:s/>are used depending on avatar’s distance.</text:p>
      <text:p text:style-name="Normální"><text:span text:style-name="T4">If closer than 131 feet avatar is presented with the most detailed model version. There’</text:span><text:span text:style-name="T5">s<text:s/></text:span><text:span text:style-name="T6">a slide</text:span><text:span text:style-name="T7"><text:s/>created using the<text:s/></text:span><text:span text:style-name="T8">Extrusion</text:span><text:span text:style-name="T9"><text:s/>node (a U-shaped contour</text:span><text:span text:style-name="T10"><text:s/>traced onto a</text:span><text:span text:style-name="T11"><text:s/>9-feet-long-radius spiral spine</text:span><text:span text:style-name="T12">)</text:span><text:span text:style-name="T13">. The slide color can be customized<text:s/></text:span><text:span text:style-name="T14">from the outside<text:s/></text:span><text:span text:style-name="T15">using the<text:s/></text:span><text:span text:style-name="T16">barvatela</text:span><text:span text:style-name="T17"><text:s/>parameter.</text:span><text:span text:style-name="T18"><text:s/>In the middle of the slide there’s a column (</text:span><text:span text:style-name="T19">Box</text:span><text:span text:style-name="T20"><text:s/>node</text:span><text:span text:style-name="T21">) acting as a support struct</text:span><text:span text:style-name="T22">ure</text:span><text:span text:style-name="T23"><text:s/></text:span><text:span text:style-name="T24">linked by ropes (</text:span><text:span text:style-name="myCode">IndexedLineSet</text:span><text:span text:style-name="T25"><text:s/>nodes)</text:span><text:span text:style-name="T26">. On the top a flag resides</text:span><text:span text:style-name="T27"><text:s/></text:span><text:span text:style-name="T28">that</text:span><text:span text:style-name="T29"><text:s/>can be freely rotated thanks to its parent<text:s/></text:span><text:span text:style-name="T30">CylinderSensor</text:span><text:span text:style-name="T31">.</text:span></text:p>
      <text:p text:style-name="Normální"><text:span text:style-name="T32">Another part is the tower equipped with an elevator. The wall</text:span><text:span text:style-name="T33">s</text:span><text:span text:style-name="T34"><text:s/>ha</text:span><text:span text:style-name="T35">ve</text:span><text:span text:style-name="T36"><text:s/>been created with a non-primitive<text:s/></text:span><text:span text:style-name="T37">IndexedFaceSet</text:span><text:span text:style-name="T38"><text:s/>in order for every wall to</text:span><text:span text:style-name="T39"><text:s/>be possible to</text:span><text:span text:style-name="T40"><text:s/>have a different color or a texture (e.g. the front texture). The top of the tower is roof-covered. The roof’s height can be changed by dragging it up and down within</text:span><text:span text:style-name="T41"><text:s/>a</text:span><text:span text:style-name="T42"><text:s/>given range – this feature is<text:s/></text:span><text:span text:style-name="T43">powered by a<text:s/></text:span><text:span text:style-name="T44">PlaneSensor</text:span><text:span text:style-name="T45">. The elevator changes its color and emits a sound while moving.</text:span></text:p>
      <text:p text:style-name="Normální"><text:span text:style-name="T46">The main controller – found just in front of the entrance – is of course the (in)famous detonation box. It is<text:s/></text:span><text:span text:style-name="T47">Script</text:span><text:span text:style-name="T48"><text:s/>driven and stops or resumes the “machine operation”.</text:span><text:span text:style-name="T49"><text:s/></text:span><text:span text:style-name="T50">When used and a</text:span><text:span text:style-name="T51">ll animations are stopped; the best representation of that would have to be the candy-caned rotating circle on the left side of the tower</text:span><text:span text:style-name="T52">.</text:span></text:p>
      <text:soft-page-break/>
      <text:p text:style-name="Normální"><text:span text:style-name="T53">While found in the distance between 132 and 230 feet, the model</text:span><text:span text:style-name="T54"><text:s/></text:span><text:span text:style-name="T55">detail</text:span><text:span text:style-name="T56">s</text:span><text:span text:style-name="T57"><text:s/>get highly decimated: The slide turn angular, the tower is replaced by a block, and none of the previous functionality is preserved. Thereafter until the threshold of<text:s/></text:span><text:span text:style-name="T58">393 feet is reached, all the<text:s/></text:span><text:span text:style-name="T59">visitor is given is a block as a tower and a 2D shape on a<text:s/></text:span><text:span text:style-name="myCode">Billboard</text:span><text:span text:style-name="T60"><text:s/>resembling the slide. After that there’s nothing more than an empty<text:s/></text:span><text:span text:style-name="myCode">Group</text:span><text:span text:style-name="T61"><text:s/>node for<text:s/></text:span><text:span text:style-name="T62">the<text:s/></text:span><text:span text:style-name="T63">avatar to see.</text:span></text:p>
      <text:p text:style-name="P64"/>
      <text:p text:style-name="P65"/>
      <text:p text:style-name="P66"/>
      <text:p text:style-name="P67"/>
      <text:p text:style-name="P6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cs" fo:country="CZ" style:language-asian="en" style:country-asian="US" style:language-complex="ar" style:country-complex="SA" style:text-combine="none" fo:hyphenate="true"/>
    </style:default-style>
    <style:style style:name="Normální" style:display-name="Normální" style:family="paragraph">
      <style:text-properties fo:hyphenate="false"/>
    </style:style>
    <style:style style:name="Standardnípísmoodstavce" style:display-name="Standardní písmo odstavce" style:family="text"/>
    <style:style style:name="myCode" style:display-name="myCode" style:family="text" style:parent-style-name="Standardnípísmoodstavce">
      <style:text-properties style:font-name="Courier New" style:font-name-complex="Courier New" fo:color="#C00000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Daniel Kavan</meta:initial-creator>
    <dc:creator>Daniel Kavan</dc:creator>
    <meta:creation-date>2009-12-16T13:26:00Z</meta:creation-date>
    <dc:date>2009-12-16T13:26:00Z</dc:date>
    <meta:template xlink:href="Normal.dotm" xlink:type="simple"/>
    <meta:editing-cycles>2</meta:editing-cycles>
    <meta:editing-duration>PT60S</meta:editing-duration>
    <meta:document-statistic meta:page-count="2" meta:paragraph-count="6" meta:word-count="489" meta:character-count="3374" meta:row-count="24" meta:non-whitespace-character-count="2891"/>
  </office:meta>
</office:document-meta>
</file>